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  <style:style style:name="T49" style:family="text">
      <style:text-properties officeooo:rsid="013353be"/>
    </style:style>
    <style:style style:name="T50" style:family="text">
      <style:text-properties officeooo:rsid="013884a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a xlink:type="simple" xlink:href="https://CODERPROG.COM/LEARN-EXPRESSJS-BUILDING-PROJECTS/1de4" text:style-name="Internet_20_link" text:visited-style-name="Visited_20_Internet_20_Link"><text:span text:style-name="T50">2de4</text:span></text:a></text:p>
      <text:p text:style-name="P57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14:24:56.865032137</dc:date>
    <meta:editing-duration>PT11H7M19S</meta:editing-duration>
    <meta:editing-cycles>207</meta:editing-cycles>
    <meta:document-statistic meta:table-count="0" meta:image-count="0" meta:object-count="0" meta:page-count="2" meta:paragraph-count="55" meta:word-count="58" meta:character-count="3152" meta:non-whitespace-character-count="3146"/>
  </office:meta>
</office:document-meta>
</file>